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0ffff" draw:textarea-horizontal-align="justify" draw:textarea-vertical-align="middle" draw:auto-grow-height="false" fo:min-height="1.02cm" fo:min-width="4.199cm"/>
    </style:style>
    <style:style style:name="gr2" style:family="graphic" style:parent-style-name="objectwithoutfill">
      <style:graphic-properties svg:stroke-width="0.035cm" draw:marker-start-width="0.252cm" draw:marker-end="Diamond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e0ffff" draw:textarea-horizontal-align="justify" draw:textarea-vertical-align="middle" draw:auto-grow-height="false" fo:min-height="1.02cm" fo:min-width="4.453cm"/>
    </style:style>
    <style:style style:name="gr5" style:family="graphic" style:parent-style-name="standard">
      <style:graphic-properties draw:fill="solid" draw:fill-color="#e0ffff" draw:textarea-horizontal-align="justify" draw:textarea-vertical-align="middle" draw:auto-grow-height="false" fo:min-height="1.02cm" fo:min-width="5.85cm"/>
    </style:style>
    <style:style style:name="gr6" style:family="graphic" style:parent-style-name="standard">
      <style:graphic-properties draw:fill="solid" draw:fill-color="#add8e6" draw:textarea-horizontal-align="justify" draw:textarea-vertical-align="middle" draw:auto-grow-height="false" fo:min-height="1.02cm" fo:min-width="3.691cm"/>
    </style:style>
    <style:style style:name="gr7" style:family="graphic" style:parent-style-name="standard">
      <style:graphic-properties draw:fill="solid" draw:fill-color="#d8bfd8" draw:textarea-horizontal-align="justify" draw:textarea-vertical-align="middle" draw:auto-grow-height="false" fo:min-height="1.02cm" fo:min-width="1.913cm"/>
    </style:style>
    <style:style style:name="gr8" style:family="graphic" style:parent-style-name="standard">
      <style:graphic-properties draw:fill="solid" draw:fill-color="#d8bfd8" draw:textarea-horizontal-align="justify" draw:textarea-vertical-align="middle" draw:auto-grow-height="false" fo:min-height="1.02cm" fo:min-width="6.612cm"/>
    </style:style>
    <style:style style:name="gr9" style:family="graphic" style:parent-style-name="standard">
      <style:graphic-properties draw:fill="solid" draw:fill-color="#add8e6" draw:textarea-horizontal-align="justify" draw:textarea-vertical-align="middle" draw:auto-grow-height="false" fo:min-height="1.02cm" fo:min-width="4.83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Diamond" draw:marker-end-width="0.3cm" draw:fill="none" draw:textarea-vertical-align="middle"/>
    </style:style>
    <style:style style:name="gr12" style:family="graphic" style:parent-style-name="standard">
      <style:graphic-properties draw:fill="solid" draw:fill-color="#d8bfd8" draw:textarea-horizontal-align="justify" draw:textarea-vertical-align="middle" draw:auto-grow-height="false" fo:min-height="1.02cm" fo:min-width="4.199cm"/>
    </style:style>
    <style:style style:name="gr13" style:family="graphic" style:parent-style-name="standard">
      <style:graphic-properties draw:fill="solid" draw:fill-color="#d8bfd8" draw:textarea-horizontal-align="justify" draw:textarea-vertical-align="middle" draw:auto-grow-height="false" fo:min-height="1.02cm" fo:min-width="5.088cm"/>
    </style:style>
    <style:style style:name="gr14" style:family="graphic" style:parent-style-name="standard">
      <style:graphic-properties draw:fill="solid" draw:fill-color="#add8e6" draw:textarea-horizontal-align="justify" draw:textarea-vertical-align="middle" draw:auto-grow-height="false" fo:min-height="1.02cm" fo:min-width="5.088cm"/>
    </style:style>
    <style:style style:name="gr15" style:family="graphic" style:parent-style-name="standard">
      <style:graphic-properties draw:stroke="dash" draw:stroke-dash="larger_20_style_20_1" svg:stroke-color="#3465a4" draw:fill="none" draw:textarea-horizontal-align="justify" draw:textarea-vertical-align="middle" draw:auto-grow-height="false" fo:min-height="4.195cm" fo:min-width="5.723cm"/>
    </style:style>
    <style:style style:name="gr1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512cm" fo:min-width="2.167cm"/>
    </style:style>
    <style:style style:name="gr17" style:family="graphic" style:parent-style-name="standard">
      <style:graphic-properties draw:stroke="none" svg:stroke-color="#000000" draw:fill="none" draw:fill-color="#ffffff" fo:min-height="0.512cm"/>
    </style:style>
    <style:style style:name="gr18" style:family="graphic" style:parent-style-name="standard">
      <style:graphic-properties draw:fill="solid" draw:fill-color="#e0ffff" draw:textarea-horizontal-align="justify" draw:textarea-vertical-align="middle" draw:auto-grow-height="false" fo:min-height="1.02cm" fo:min-width="5.08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0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add8e6"/>
      <style:paragraph-properties fo:text-align="center"/>
    </style:style>
    <style:style style:name="P5" style:family="paragraph">
      <loext:graphic-properties draw:fill="solid" draw:fill-color="#d8bfd8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d8bfd8"/>
      <style:paragraph-properties fo:text-align="start"/>
    </style:style>
    <style:style style:name="P8" style:family="paragraph">
      <loext:graphic-properties draw:fill="solid" draw:fill-color="#add8e6"/>
      <style:paragraph-properties fo:text-align="star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e0fff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9cm" svg:height="1.27cm" svg:x="5.953cm" svg:y="1.127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99cm" svg:height="1.27cm" svg:x="3.921cm" svg:y="4.048cm"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99cm" svg:height="1.27cm" svg:x="12.43cm" svg:y="4.048cm">
          <text:p text:style-name="P1">Library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461cm" svg:y1="4.048cm" svg:x2="7.096cm" svg:y2="2.397cm">
          <text:p/>
        </draw:line>
        <draw:line draw:style-name="gr2" draw:text-style-name="P3" draw:layer="layout" svg:x1="13.827cm" svg:y1="4.048cm" svg:x2="9.509cm" svg:y2="2.397cm">
          <text:p/>
        </draw:line>
        <draw:line draw:style-name="gr3" draw:text-style-name="P3" draw:layer="layout" svg:x1="8.62cm" svg:y1="4.81cm" svg:x2="12.43cm" svg:y2="4.81cm">
          <text:p/>
        </draw:line>
        <draw:custom-shape draw:style-name="gr1" draw:text-style-name="P2" draw:layer="layout" svg:width="4.699cm" svg:height="1.27cm" svg:x="2.397cm" svg:y="7.35cm">
          <text:p text:style-name="P1">FunctionLis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99cm" svg:height="1.27cm" svg:x="7.985cm" svg:y="7.35cm">
          <text:p text:style-name="P1">PLTLis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53cm" svg:height="1.27cm" svg:x="13.319cm" svg:y="7.35cm">
          <text:p text:style-name="P1">JumpTableLis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99cm" svg:height="1.27cm" svg:x="2.397cm" svg:y="20.685cm">
          <text:p text:style-name="P1">DataRegionLis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35cm" svg:height="1.27cm" svg:x="7.985cm" svg:y="20.685cm">
          <text:p text:style-name="P1">ExternalSymbolLis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99cm" svg:height="1.27cm" svg:x="15.097cm" svg:y="20.685cm">
          <text:p text:style-name="P1">InitFunctionList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191cm" svg:height="1.27cm" svg:x="2.397cm" svg:y="11.287cm">
          <text:p text:style-name="P1">Function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191cm" svg:height="1.27cm" svg:x="2.397cm" svg:y="13.319cm"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191cm" svg:height="1.27cm" svg:x="2.397cm" svg:y="15.351cm">
          <text:p text:style-name="P1">Instruction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413cm" svg:height="1.27cm" svg:x="8.62cm" svg:y="13.319cm">
          <text:p text:style-name="P1">Link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112cm" svg:height="1.27cm" svg:x="3.921cm" svg:y="17.383cm">
          <text:p text:style-name="P1">InstructionSemanti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191cm" svg:height="1.27cm" svg:x="8.239cm" svg:y="9.89cm">
          <text:p text:style-name="P1">PLTEntry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71cm" svg:y1="9.89cm" svg:x2="10.271cm" svg:y2="8.62cm">
          <text:p/>
        </draw:line>
        <draw:line draw:style-name="gr2" draw:text-style-name="P3" draw:layer="layout" svg:x1="15.732cm" svg:y1="9.899cm" svg:x2="15.732cm" svg:y2="8.629cm">
          <text:p/>
        </draw:line>
        <draw:custom-shape draw:style-name="gr9" draw:text-style-name="P4" draw:layer="layout" svg:width="5.334cm" svg:height="1.27cm" svg:x="13.319cm" svg:y="9.89cm">
          <text:p text:style-name="P1">JumpTableEntry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001cm" svg:y1="13.319cm" svg:x2="6.588cm" svg:y2="12.176cm">
          <text:p/>
        </draw:line>
        <draw:line draw:style-name="gr10" draw:text-style-name="P3" draw:layer="layout" svg:x1="9.001cm" svg:y1="14.589cm" svg:x2="6.588cm" svg:y2="15.732cm">
          <text:p/>
        </draw:line>
        <draw:line draw:style-name="gr10" draw:text-style-name="P3" draw:layer="layout" svg:x1="8.62cm" svg:y1="13.954cm" svg:x2="6.587cm" svg:y2="13.954cm">
          <text:p/>
        </draw:line>
        <draw:line draw:style-name="gr10" draw:text-style-name="P3" draw:layer="layout" svg:x1="6.588cm" svg:y1="16.113cm" svg:x2="9.636cm" svg:y2="14.589cm">
          <text:p/>
        </draw:line>
        <draw:line draw:style-name="gr10" draw:text-style-name="P3" draw:layer="layout" svg:x1="10.398cm" svg:y1="13.319cm" svg:x2="10.398cm" svg:y2="11.16cm">
          <text:p/>
        </draw:line>
        <draw:line draw:style-name="gr10" draw:text-style-name="P3" draw:layer="layout" svg:x1="11.033cm" svg:y1="13.7cm" svg:x2="13.954cm" svg:y2="11.16cm">
          <text:p/>
        </draw:line>
        <draw:line draw:style-name="gr10" draw:text-style-name="P3" draw:layer="layout" svg:x1="14.462cm" svg:y1="11.16cm" svg:x2="11.033cm" svg:y2="14.208cm">
          <text:p/>
        </draw:line>
        <draw:line draw:style-name="gr10" draw:text-style-name="P3" draw:layer="layout" svg:x1="10.017cm" svg:y1="11.16cm" svg:x2="10.017cm" svg:y2="13.319cm">
          <text:p/>
        </draw:line>
        <draw:line draw:style-name="gr3" draw:text-style-name="P3" draw:layer="layout" svg:x1="1.508cm" svg:y1="7.35cm" svg:x2="1.508cm" svg:y2="19.288cm">
          <text:p/>
        </draw:line>
        <draw:line draw:style-name="gr11" draw:text-style-name="P3" draw:layer="layout" svg:x1="5.699cm" svg:y1="7.35cm" svg:x2="6.08cm" svg:y2="5.318cm">
          <text:p/>
        </draw:line>
        <draw:line draw:style-name="gr11" draw:text-style-name="P3" draw:layer="layout" svg:x1="9.509cm" svg:y1="7.35cm" svg:x2="7.096cm" svg:y2="5.318cm">
          <text:p/>
        </draw:line>
        <draw:line draw:style-name="gr11" draw:text-style-name="P3" draw:layer="layout" svg:x1="15.478cm" svg:y1="7.35cm" svg:x2="7.985cm" svg:y2="5.318cm">
          <text:p/>
        </draw:line>
        <draw:line draw:style-name="gr11" draw:text-style-name="P3" draw:layer="layout" svg:x1="1.508cm" svg:y1="7.35cm" svg:x2="4.429cm" svg:y2="5.318cm">
          <text:p/>
        </draw:line>
        <draw:line draw:style-name="gr3" draw:text-style-name="P3" draw:layer="layout" svg:x1="1.508cm" svg:y1="19.288cm" svg:x2="3.54cm" svg:y2="20.685cm">
          <text:p/>
        </draw:line>
        <draw:line draw:style-name="gr3" draw:text-style-name="P3" draw:layer="layout" svg:x1="1.508cm" svg:y1="19.288cm" svg:x2="10.017cm" svg:y2="20.685cm">
          <text:p/>
        </draw:line>
        <draw:line draw:style-name="gr3" draw:text-style-name="P3" draw:layer="layout" svg:x1="1.635cm" svg:y1="19.288cm" svg:x2="17.002cm" svg:y2="20.685cm">
          <text:p/>
        </draw:line>
        <draw:line draw:style-name="gr11" draw:text-style-name="P3" draw:layer="layout" svg:x1="5.064cm" svg:y1="11.287cm" svg:x2="5.572cm" svg:y2="8.62cm">
          <text:p/>
        </draw:line>
        <draw:line draw:style-name="gr11" draw:text-style-name="P3" draw:layer="layout" svg:x1="4.683cm" svg:y1="13.319cm" svg:x2="4.81cm" svg:y2="12.557cm">
          <text:p/>
        </draw:line>
        <draw:line draw:style-name="gr11" draw:text-style-name="P3" draw:layer="layout" svg:x1="4.556cm" svg:y1="15.351cm" svg:x2="4.683cm" svg:y2="14.589cm">
          <text:p/>
        </draw:line>
        <draw:line draw:style-name="gr10" draw:text-style-name="P3" draw:layer="layout" svg:x1="4.81cm" svg:y1="16.621cm" svg:x2="5.572cm" svg:y2="17.383cm">
          <text:p/>
        </draw:line>
        <draw:custom-shape draw:style-name="gr6" draw:text-style-name="P4" draw:layer="layout" svg:width="4.191cm" svg:height="1.27cm" svg:x="2.651cm" svg:y="22.336cm">
          <text:p text:style-name="P1">DataRegion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191cm" svg:height="1.27cm" svg:x="2.778cm" svg:y="23.987cm">
          <text:p text:style-name="P1">DataSection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191cm" svg:height="1.27cm" svg:x="2.905cm" svg:y="25.67cm">
          <text:p text:style-name="P1">DataVariable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3.794cm" svg:y1="22.336cm" svg:x2="3.032cm" svg:y2="21.955cm">
          <text:p/>
        </draw:line>
        <draw:line draw:style-name="gr11" draw:text-style-name="P3" draw:layer="layout" svg:x1="4.175cm" svg:y1="23.987cm" svg:x2="3.413cm" svg:y2="23.606cm">
          <text:p/>
        </draw:line>
        <draw:line draw:style-name="gr11" draw:text-style-name="P3" draw:layer="layout" svg:x1="4.556cm" svg:y1="25.638cm" svg:x2="3.794cm" svg:y2="25.257cm">
          <text:p/>
        </draw:line>
        <draw:custom-shape draw:style-name="gr9" draw:text-style-name="P4" draw:layer="layout" svg:width="5.334cm" svg:height="1.27cm" svg:x="8.366cm" svg:y="22.717cm">
          <text:p text:style-name="P1">ExternalSymbol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0.906cm" svg:y1="22.717cm" svg:x2="10.779cm" svg:y2="21.955cm">
          <text:p/>
        </draw:line>
        <draw:custom-shape draw:style-name="gr6" draw:text-style-name="P4" draw:layer="layout" svg:width="4.191cm" svg:height="1.27cm" svg:x="15.351cm" svg:y="22.717cm">
          <text:p text:style-name="P1">InitFunction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7.51cm" svg:y1="22.718cm" svg:x2="17.383cm" svg:y2="21.956cm">
          <text:p/>
        </draw:line>
        <draw:custom-shape draw:style-name="gr12" draw:text-style-name="P5" draw:layer="layout" svg:width="4.699cm" svg:height="1.27cm" svg:x="11.795cm" svg:y="18.018cm">
          <text:p text:style-name="P1">Assembly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033cm" svg:y1="17.891cm" svg:x2="11.795cm" svg:y2="18.653cm">
          <text:p/>
        </draw:line>
        <draw:line draw:style-name="gr3" draw:text-style-name="P3" draw:layer="layout" svg:x1="20.431cm" svg:y1="25.638cm" svg:x2="20.431cm" svg:y2="18.272cm">
          <text:p/>
        </draw:line>
        <draw:line draw:style-name="gr10" draw:text-style-name="P3" draw:layer="layout" svg:x1="11.795cm" svg:y1="16.494cm" svg:x2="10.398cm" svg:y2="14.589cm">
          <text:p/>
        </draw:line>
        <draw:line draw:style-name="gr3" draw:text-style-name="P3" draw:layer="layout" svg:x1="7.096cm" svg:y1="26.654cm" svg:x2="19.415cm" svg:y2="26.527cm">
          <text:p/>
        </draw:line>
        <draw:line draw:style-name="gr3" draw:text-style-name="P3" draw:layer="layout" svg:x1="19.542cm" svg:y1="23.479cm" svg:x2="20.431cm" svg:y2="22.717cm">
          <text:p/>
        </draw:line>
        <draw:line draw:style-name="gr3" draw:text-style-name="P3" draw:layer="layout" svg:x1="20.431cm" svg:y1="24.114cm" svg:x2="19.415cm" svg:y2="25.003cm">
          <text:p/>
        </draw:line>
        <draw:line draw:style-name="gr3" draw:text-style-name="P3" draw:layer="layout" svg:x1="19.415cm" svg:y1="25.003cm" svg:x2="12.176cm" svg:y2="25.003cm">
          <text:p/>
        </draw:line>
        <draw:line draw:style-name="gr3" draw:text-style-name="P3" draw:layer="layout" svg:x1="12.176cm" svg:y1="25.003cm" svg:x2="11.287cm" svg:y2="23.987cm">
          <text:p/>
        </draw:line>
        <draw:line draw:style-name="gr3" draw:text-style-name="P3" draw:layer="layout" svg:x1="20.431cm" svg:y1="25.638cm" svg:x2="19.415cm" svg:y2="26.527cm">
          <text:p/>
        </draw:line>
        <draw:custom-shape draw:style-name="gr13" draw:text-style-name="P7" draw:layer="layout" svg:width="5.588cm" svg:height="1.27cm" svg:x="14.462cm" svg:y="14.97cm">
          <text:p text:style-name="P6">Non-Chunk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5.588cm" svg:height="1.27cm" svg:x="14.462cm" svg:y="13.7cm">
          <text:p text:style-name="P6">Chunk w/Position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795cm" svg:y1="16.494cm" svg:x2="20.431cm" svg:y2="18.272cm">
          <text:p/>
        </draw:line>
        <draw:custom-shape draw:style-name="gr15" draw:text-style-name="P3" draw:layer="layout" svg:width="6.223cm" svg:height="4.445cm" svg:x="14.081cm" svg:y="12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667cm" svg:height="0.762cm" svg:x="14.462cm" svg:y="11.79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2.794cm" svg:height="0.962cm" svg:x="14.462cm" svg:y="11.595cm">
          <draw:text-box>
            <text:p>Legend</text:p>
          </draw:text-box>
        </draw:frame>
        <draw:custom-shape draw:style-name="gr18" draw:text-style-name="P11" draw:layer="layout" svg:width="5.588cm" svg:height="1.27cm" svg:x="14.462cm" svg:y="12.43cm">
          <text:p text:style-name="P6">Chunk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iamond" svg:viewBox="0 0 3000 6000" svg:d="M1500 0l1500 3000-1500 3000-1500-3000z"/>
    <draw:stroke-dash draw:name="larger_20_style_20_1" draw:display-name="larger style 1" draw:style="rect" draw:dots1="1" draw:dots1-length="0.508cm" draw:distance="0.25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9T20:52:00.454397018</meta:creation-date>
    <dc:date>2021-09-29T21:39:14.164166301</dc:date>
    <meta:editing-duration>PT8M51S</meta:editing-duration>
    <meta:editing-cycles>1</meta:editing-cycles>
    <meta:document-statistic meta:object-count="68"/>
    <meta:generator>LibreOffice/6.1.5.2$Linux_X86_64 LibreOffice_project/10$Build-2</meta:generator>
  </office:meta>
</office:document-meta>
</file>